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2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none" style:text-underline-style="none" fo:font-weight="bold" style:font-name-asian="Segoe UI3" style:font-size-asian="32pt" style:font-weight-asian="bold" style:font-name-complex="Segoe UI3" style:font-size-complex="32pt" style:font-weight-complex="bold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1pt 1pt" style:text-underline-style="none" fo:font-weight="normal" style:font-name-asian="Segoe UI3" style:font-size-asian="32pt" style:font-weight-asian="normal" style:font-name-complex="Segoe UI3" style:font-size-complex="32pt" style:font-weight-complex="normal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P13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24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Arial" fo:font-size="24pt" fo:text-shadow="none" style:text-underline-style="none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4pt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Arial" fo:font-size="24pt" fo:text-shadow="1pt 1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font-style="normal" fo:text-shadow="none" style:text-underline-style="none" fo:font-weight="normal" style:font-name-asian="Segoe UI3" style:font-size-asian="36pt" style:font-style-asian="normal" style:font-weight-asian="normal" style:font-name-complex="Segoe UI3" style:font-size-complex="36pt" style:font-style-complex="normal" style:font-weight-complex="normal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6" style:family="text">
      <style:text-properties fo:color="#000000" style:font-name="Segoe UI" fo:font-size="32pt" fo:text-shadow="none" style:text-underline-style="none" fo:font-weight="bold" style:font-name-asian="Segoe UI3" style:font-size-asian="32pt" style:font-weight-asian="bold" style:font-name-complex="Segoe UI3" style:font-size-complex="32pt" style:font-weight-complex="bold"/>
    </style:style>
    <style:style style:name="T7" style:family="text">
      <style:text-properties fo:color="#000000" style:font-name="Arial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T8" style:family="text">
      <style:text-properties fo:color="#ffffff" style:font-name="Arial" fo:font-size="32pt" fo:text-shadow="1pt 1pt" style:text-underline-style="none" fo:font-weight="normal" style:font-name-asian="Segoe UI3" style:font-size-asian="32pt" style:font-weight-asian="normal" style:font-name-complex="Segoe UI3" style:font-size-complex="32pt" style:font-weight-complex="normal"/>
    </style:style>
    <style:style style:name="T9" style:family="text">
      <style:text-properties fo:color="#000000" style:font-name="Segoe UI" fo:font-size="20pt" fo:text-shadow="none" style:text-underline-style="none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611</text:span></text:p>
            <text:p text:style-name="P1"><text:span text:style-name="T2">“</text:span><text:span text:style-name="T2">Chief of Sinners Though I B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11cm" svg:x="1.778cm" svg:y="0.863cm">
          <draw:text-box>
            <text:p text:style-name="P4"><text:span text:style-name="T3">1. </text:span><text:span text:style-name="T4">Chief of sinners though I be,</text:span></text:p>
            <text:p text:style-name="P4"><text:span text:style-name="T4">Jesus shed His blood for me,</text:span></text:p>
            <text:p text:style-name="P4"><text:span text:style-name="T4">Died that I might live on high,</text:span></text:p>
            <text:p text:style-name="P4"><text:span text:style-name="T4">Lives that I might never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8" draw:layer="layout" svg:width="24.384cm" svg:height="3.907cm" svg:x="1.366cm" svg:y="0.665cm">
          <draw:text-box>
            <text:p text:style-name="P7"><text:span text:style-name="T4">As the branch is to the vine,</text:span></text:p>
            <text:p text:style-name="P7"><text:span text:style-name="T4">I am His, and He is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638cm" svg:height="7.011cm" svg:x="1.524cm" svg:y="0.77cm">
          <draw:text-box>
            <text:p text:style-name="P4"><text:span text:style-name="T5">2. </text:span><text:span text:style-name="T4">Oh, the height of Jesus’ love,</text:span></text:p>
            <text:p text:style-name="P4"><text:span text:style-name="T4">Higher than the heav’ns above,</text:span></text:p>
            <text:p text:style-name="P4"><text:span text:style-name="T4">Deeper than the depths of sea,</text:span></text:p>
            <text:p text:style-name="P4"><text:span text:style-name="T4">Lasting as eternit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9" draw:layer="layout" svg:width="24.892cm" svg:height="3.631cm" svg:x="1.524cm" svg:y="0.941cm">
          <draw:text-box>
            <text:p text:style-name="P7"><text:span text:style-name="T4">Love that found me-wondrous thought!</text:span></text:p>
            <text:p text:style-name="P7"><text:span text:style-name="T4">Found me when I sought Him n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10" draw:layer="layout" svg:width="24.935cm" svg:height="7.126cm" svg:x="1.367cm" svg:y="0.771cm">
          <draw:text-box>
            <text:p text:style-name="P4"><text:span text:style-name="T5">3. </text:span><text:span text:style-name="T4">Only Jesus can impart</text:span></text:p>
            <text:p text:style-name="P4"><text:span text:style-name="T4">Balm to heal the wounded heart,</text:span></text:p>
            <text:p text:style-name="P4"><text:span text:style-name="T4">Peace that flows from sin forgiv’n,</text:span></text:p>
            <text:p text:style-name="P4"><text:span text:style-name="T4">Joy that lifts the soul to heav’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11" draw:layer="layout" svg:width="23.665cm" svg:height="4.332cm" svg:x="2.032cm" svg:y="0.762cm">
          <draw:text-box>
            <text:p text:style-name="P7"><text:span text:style-name="T4">Faith and hope to walk with God</text:span></text:p>
            <text:p text:style-name="P7"><text:span text:style-name="T4">In the way that Enoch tr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10" draw:layer="layout" svg:width="24.384cm" svg:height="7.011cm" svg:x="1.778cm" svg:y="0.762cm">
          <draw:text-box>
            <text:p text:style-name="P4"><text:span text:style-name="T5">4. </text:span><text:span text:style-name="T4">Chief of sinners though I be,</text:span></text:p>
            <text:p text:style-name="P4"><text:span text:style-name="T4">Christ is all in all to me;</text:span></text:p>
            <text:p text:style-name="P4"><text:span text:style-name="T4">All my wants to Him are known,</text:span></text:p>
            <text:p text:style-name="P4"><text:span text:style-name="T4">All my sorrows are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5" draw:text-style-name="P12" draw:layer="layout" svg:width="23.876cm" svg:height="3.631cm" svg:x="1.94cm" svg:y="0.808cm">
          <draw:text-box>
            <text:p text:style-name="P7"><text:span text:style-name="T4">He sustains the hidden life</text:span></text:p>
            <text:p text:style-name="P7"><text:span text:style-name="T4">Safe with Him from earthly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8" draw:text-style-name="P14" draw:layer="layout" svg:width="24.638cm" svg:height="7.358cm" svg:x="1.524cm" svg:y="0.886cm">
          <draw:text-box>
            <text:p text:style-name="P13"><text:span text:style-name="T5">5. </text:span><text:span text:style-name="T4">O my Savior, help afford</text:span></text:p>
            <text:p text:style-name="P13"><text:span text:style-name="T4">By Your Spirit and Your Word!</text:span></text:p>
            <text:p text:style-name="P13"><text:span text:style-name="T4">When my wayward heart would stray,</text:span></text:p>
            <text:p text:style-name="P13"><text:span text:style-name="T4">Keep me in the narrow way;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9" draw:text-style-name="P16" draw:layer="layout" svg:width="23.622cm" svg:height="9.791cm" svg:x="2.079cm" svg:y="0.886cm">
          <draw:text-box>
            <text:p text:style-name="P13"><text:span text:style-name="T4">Grace in time of need supply</text:span></text:p>
            <text:p text:style-name="P13"><text:span text:style-name="T4">While I live and when I die.</text:span></text:p>
            <text:p text:style-name="P15"><text:span text:style-name="T7"/></text:p>
            <text:p text:style-name="P15"><text:span text:style-name="T8"/></text:p>
            <text:p text:style-name="P15"><text:span text:style-name="T8"/></text:p>
            <text:p text:style-name="P15"><text:span text:style-name="T8"><text:s text:c="4"/></text:span><text:span text:style-name="T9"><text:s/></text:span><text:span text:style-name="T9">Public domain</text:span></text:p>
            <text:p text:style-name="P15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9T07:53:43.543000000</meta:creation-date>
    <dc:date>2019-03-26T20:31:13.295000000</dc:date>
    <meta:editing-duration>PT1H11M8S</meta:editing-duration>
    <meta:editing-cycles>17</meta:editing-cycles>
    <meta:generator>LibreOffice/6.1.5.2$Windows_X86_64 LibreOffice_project/90f8dcf33c87b3705e78202e3df5142b201bd805</meta:generator>
    <meta:document-statistic meta:object-count="54"/>
  </office:meta>
</office:document-meta>
</file>